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style:use-window-font-color="true"/>
    </style:style>
    <style:style style:name="T3" style:family="text">
      <style:text-properties fo:color="#000000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zypper“ [SSA 1005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ypper 1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ket- und Repository-Verwaltungstool</text:p>
              </text:list-item>
              <text:list-item>
                <text:p>Installation, Aktualisierung und Deinstallation von Paketen</text:p>
              </text:list-item>
              <text:list-item>
                <text:p>Installation von (Sicherheits-)Patches</text:p>
              </text:list-item>
              <text:list-item>
                <text:p>Hinzufügen und Entfernen von Reposito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ypper 2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bkürzungen für Befehle vorhanden</text:p>
                <text:p>Bsp: <text:span text:style-name="T1">zypper in </text:span><text:span text:style-name="T2">statt </text:span><text:span text:style-name="T1">zypper install</text:span></text:p>
              </text:list-item>
              <text:list-item>
                <text:p><text:span text:style-name="T2">Upgrade auf nächstes Major Release mögli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Die wichtigsten Befehl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ypper 1/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tallation und Deinstallation</text:p>
                <text:p><text:span text:style-name="T1">zypper install &lt;paketname&gt;</text:span></text:p>
                <text:p><text:span text:style-name="T1">zypper remove &lt;paketname&gt;</text:span></text:p>
              </text:list-item>
              <text:list-item>
                <text:p><text:span text:style-name="T2">Paketsuche</text:span></text:p>
                <text:p><text:span text:style-name="T1">zypper search &lt;paketname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zypper 2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aketinformationen</text:span></text:p>
                <text:p><text:span text:style-name="T1">zypper info &lt;paketname&gt;</text:span></text:p>
              </text:list-item>
              <text:list-item>
                <text:p><text:span text:style-name="T2">Repository-Informationen</text:span></text:p>
                <text:p><text:span text:style-name="T1">zypper repos</text:span></text:p>
              </text:list-item>
              <text:list-item>
                <text:p><text:span text:style-name="T2">Repository hinzufügen und bearbeiten</text:span></text:p>
                <text:p><text:span text:style-name="T1">zypper addrepo</text:span></text:p>
                <text:p><text:span text:style-name="T1">zypper modifyrep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ypper 3/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Updates anzeigen und installieren</text:span></text:p>
                <text:p><text:span text:style-name="T1">zypper list-updates</text:span></text:p>
                <text:p><text:span text:style-name="T1">zypper update [paketname]</text:span></text:p>
              </text:list-item>
              <text:list-item>
                <text:p><text:span text:style-name="T2">Patches anzeigen und installieren</text:span></text:p>
                <text:p><text:span text:style-name="T1">zypper list-patches</text:span></text:p>
                <text:p><text:span text:style-name="T1">zypper patch-check</text:span></text:p>
                <text:p><text:span text:style-name="T1">zypper pat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Slides</text:span></text:p>
                <text:p><text:span text:style-name="T4">Adfinis SyGroup AG, 2016, Attribution-NonCommercial 2.0</text:span><text:span text:style-name="T4"><text:line-break/></text:span><text:span text:style-name="T4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2T16:35:37.401855180</dc:date>
    <dc:creator>Philipp Marmet</dc:creator>
    <meta:editing-duration>PT10H48M48S</meta:editing-duration>
    <meta:editing-cycles>101</meta:editing-cycles>
    <meta:generator>LibreOffice/5.2.0.4$Linux_X86_64 LibreOffice_project/20m0$Build-4</meta:generator>
    <meta:document-statistic meta:object-count="52"/>
    <meta:user-defined meta:name="Modul_Area">SSA</meta:user-defined>
    <meta:user-defined meta:name="Modul_ID">1005</meta:user-defined>
    <meta:user-defined meta:name="Modul_Name">zypper</meta:user-defined>
  </office:meta>
</office:document-meta>
</file>